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delle" svg:font-family="Adelle, 'Roboto Slab', 'DejaVu Serif', Georgia, 'Times New Roman', sans-serif"/>
    <style:font-face style:name="Courier" svg:font-family="Courier, monospace"/>
    <style:font-face style:name="Lohit Devanagari1" svg:font-family="'Lohit Devanagari'"/>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line-height="150%"/>
      <style:text-properties fo:font-variant="normal" fo:text-transform="none" fo:color="#24292f" style:font-name="apple-system" fo:font-size="48pt" fo:letter-spacing="normal" fo:font-style="normal" style:text-underline-style="none" fo:font-weight="normal" officeooo:rsid="001801a9" officeooo:paragraph-rsid="001801a9" fo:background-color="transparent" style:font-size-asian="19.25pt" style:font-style-asian="normal" style:font-size-complex="22pt" style:font-style-complex="normal"/>
    </style:style>
    <style:style style:name="P2" style:family="paragraph" style:parent-style-name="Heading_20_2">
      <style:paragraph-properties fo:line-height="150%" fo:text-align="center" style:justify-single-word="false"/>
      <style:text-properties fo:font-variant="normal" fo:text-transform="none" fo:color="#000000" style:font-name="DejaVu Math TeX Gyre" fo:font-size="28pt" fo:letter-spacing="normal" fo:font-style="normal" style:text-underline-style="none" fo:font-weight="bold" officeooo:rsid="000c109d" officeooo:paragraph-rsid="001801a9" fo:background-color="transparent" style:font-size-asian="28pt" style:font-style-asian="normal" style:font-size-complex="28pt" style:font-style-complex="normal"/>
    </style:style>
    <style:style style:name="P3" style:family="paragraph" style:parent-style-name="Heading_20_2">
      <style:paragraph-properties fo:margin-left="0cm" fo:margin-right="0cm" fo:margin-top="0cm" fo:margin-bottom="0cm" loext:contextual-spacing="false" fo:line-height="125%" fo:orphans="2" fo:widows="2" fo:text-indent="0cm" style:auto-text-indent="false" fo:padding="0cm" fo:border="none"/>
    </style:style>
    <style:style style:name="P4"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f" style:font-name="apple-system" fo:letter-spacing="normal" fo:font-style="normal" fo:font-weight="normal" fo:background-color="transparent"/>
    </style:style>
    <style:style style:name="P5" style:family="paragraph" style:parent-style-name="Heading_20_3">
      <style:paragraph-properties fo:margin-left="0cm" fo:margin-right="0cm" fo:margin-top="0cm" fo:margin-bottom="0cm" loext:contextual-spacing="false" fo:line-height="125%" fo:orphans="2" fo:widows="2" fo:text-indent="0cm" style:auto-text-indent="false"/>
    </style:style>
    <style:style style:name="P6"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fo:font-variant="normal" fo:text-transform="none" fo:color="#24292f" style:font-name="ui-monospace" fo:font-size="9.75pt" fo:letter-spacing="normal" fo:font-style="normal" fo:font-weight="normal" fo:background-color="transparent"/>
    </style:style>
    <style:style style:name="P7" style:family="paragraph" style:parent-style-name="Quotations">
      <style:paragraph-properties fo:margin-left="1cm" fo:margin-right="1cm" fo:margin-top="0cm" fo:margin-bottom="0cm" loext:contextual-spacing="false" fo:orphans="2" fo:widows="2" fo:text-indent="0cm" style:auto-text-indent="false" fo:padding-left="0.049cm" fo:padding-right="0cm" fo:padding-top="0cm" fo:padding-bottom="0cm" fo:border-left="0.51pt solid #000000" fo:border-right="none" fo:border-top="none" fo:border-bottom="none"/>
    </style:style>
    <style:style style:name="P8" style:family="paragraph" style:parent-style-name="Text_20_body">
      <style:paragraph-properties fo:line-height="150%" fo:text-align="center" style:justify-single-word="false"/>
      <style:text-properties fo:font-variant="normal" fo:text-transform="none" fo:color="#000000" style:font-name="DejaVu Math TeX Gyre" fo:font-size="28pt" fo:letter-spacing="normal" fo:font-style="normal" style:text-underline-style="none" fo:font-weight="bold" officeooo:rsid="001801a9" officeooo:paragraph-rsid="001801a9" fo:background-color="transparent" style:font-size-asian="28pt" style:font-style-asian="normal" style:font-size-complex="28pt" style:font-style-complex="normal"/>
    </style:style>
    <style:style style:name="P9" style:family="paragraph" style:parent-style-name="Text_20_body">
      <style:paragraph-properties fo:line-height="150%" fo:text-align="center" style:justify-single-word="false"/>
      <style:text-properties fo:font-variant="normal" fo:text-transform="none" fo:color="#000000" style:font-name="DejaVu Math TeX Gyre" fo:font-size="28pt" fo:letter-spacing="normal" fo:font-style="normal" style:text-underline-style="none" fo:font-weight="bold" officeooo:rsid="000c109d" officeooo:paragraph-rsid="001801a9" fo:background-color="transparent" style:font-size-asian="28pt" style:font-style-asian="normal" style:font-size-complex="28pt" style:font-style-complex="normal"/>
    </style:style>
    <style:style style:name="P10" style:family="paragraph" style:parent-style-name="Text_20_body">
      <style:paragraph-properties fo:margin-left="0cm" fo:margin-right="0cm" fo:margin-top="0cm" fo:margin-bottom="0cm" loext:contextual-spacing="false" fo:orphans="2" fo:widows="2" fo:text-indent="0cm" style:auto-text-indent="false"/>
    </style:style>
    <style:style style:name="P11"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12" style:family="paragraph" style:parent-style-name="Text_20_body" style:list-style-name="L1">
      <style:paragraph-properties fo:margin-left="0cm" fo:margin-right="0cm" fo:orphans="2" fo:widows="2" fo:text-indent="0cm" style:auto-text-indent="false" fo:padding="0cm" fo:border="none"/>
    </style:style>
    <style:style style:name="T1" style:family="text">
      <style:text-properties officeooo:rsid="001801a9"/>
    </style:style>
    <style:style style:name="T2" style:family="text">
      <style:text-properties fo:font-variant="normal" fo:text-transform="none" fo:color="#24292f" style:font-name="ui-monospace" fo:font-size="9.75pt" fo:letter-spacing="normal" fo:font-style="normal" fo:font-weight="normal" fo:background-color="transparent" loext:char-shading-value="0" loext:padding="0cm" loext:border="none"/>
    </style:style>
    <style:style style:name="T3" style:family="text">
      <style:text-properties fo:font-variant="normal" fo:text-transform="none" fo:color="#24292f" style:font-name="ui-monospace" fo:font-size="9.75pt" fo:letter-spacing="normal" fo:font-style="normal" fo:font-weight="normal" officeooo:rsid="00217ddb" fo:background-color="transparent" loext:char-shading-value="0" loext:padding="0cm" loext:border="none"/>
    </style:style>
    <style:style style:name="T4" style:family="text">
      <style:text-properties fo:font-variant="normal" fo:text-transform="none" fo:color="#24292f" style:font-name="ui-monospace" fo:letter-spacing="normal" fo:font-style="normal" fo:font-weight="normal" fo:background-color="transparent" loext:char-shading-value="0" loext:padding="0cm" loext:border="none"/>
    </style:style>
    <style:style style:name="T5" style:family="text">
      <style:text-properties fo:font-variant="normal" fo:text-transform="none" fo:color="#24292f" style:font-name="apple-system" fo:font-size="12pt" fo:letter-spacing="normal" fo:font-style="normal" fo:font-weight="normal" fo:background-color="transparent" loext:char-shading-value="0"/>
    </style:style>
    <style:style style:name="T6" style:family="text">
      <style:text-properties fo:font-variant="normal" fo:text-transform="none" fo:color="#24292f" style:font-name="apple-system" fo:font-size="12pt" fo:letter-spacing="normal" fo:font-style="normal" fo:font-weight="normal" officeooo:rsid="00217ddb" fo:background-color="transparent" loext:char-shading-value="0"/>
    </style:style>
    <style:style style:name="T7" style:family="text">
      <style:text-properties fo:font-variant="normal" fo:text-transform="none" fo:color="#24292f" style:font-name="apple-system" fo:font-size="12pt" fo:letter-spacing="normal" fo:font-style="normal" fo:font-weight="normal" fo:background-color="transparent" loext:char-shading-value="0" loext:padding="0cm" loext:border="none"/>
    </style:style>
    <style:style style:name="T8" style:family="text">
      <style:text-properties fo:font-variant="normal" fo:text-transform="none" fo:color="#24292f" style:font-name="apple-system" fo:letter-spacing="normal" fo:font-style="normal" fo:font-weight="normal" fo:background-color="transparent" loext:char-shading-value="0"/>
    </style:style>
    <style:style style:name="T9" style:family="text">
      <style:text-properties fo:font-variant="normal" fo:text-transform="none" fo:color="#24292f"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10" style:family="text">
      <style:text-properties fo:font-variant="normal" fo:text-transform="none" style:font-name="apple-system" fo:font-size="12pt" fo:letter-spacing="normal" fo:font-style="normal" fo:font-weight="normal" fo:background-color="transparent" loext:char-shading-value="0"/>
    </style:style>
    <style:style style:name="T11" style:family="text">
      <style:text-properties fo:font-variant="normal" fo:text-transform="none" style:font-name="ui-monospace" fo:font-size="9.75pt" fo:letter-spacing="normal" fo:font-style="normal" fo:font-weight="normal" fo:background-color="transparent" loext:char-shading-value="0" loext:padding="0cm" loext:border="none"/>
    </style:style>
    <style:style style:name="T12" style:family="text">
      <style:text-properties officeooo:rsid="00217ddb"/>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Git Assignment - Group 8</text:h>
      <text:p text:style-name="P8"><text:span text:style-name="T12">S</text:span>h<text:span text:style-name="T12">ashwat</text:span> <text:span text:style-name="T12">Singh</text:span></text:p>
      <text:p text:style-name="P9">Emp. Id. - 17<text:span text:style-name="T12">40</text:span></text:p>
      <text:p text:style-name="P9"/>
      <text:h text:style-name="P1" text:outline-level="1">Git Pull</text:h>
      <text:p text:style-name="P10"><text:span text:style-name="Source_20_Text"><text:span text:style-name="T2">git pull </text:span></text:span><text:span text:style-name="T5">updates your current local working branch, and all of the remote tracking branches. It's a good idea to run </text:span><text:span text:style-name="Source_20_Text"><text:span text:style-name="T2">git pull </text:span></text:span><text:span text:style-name="T5">regularly on the branches you are working on locally.</text:span></text:p>
      <text:p text:style-name="P10"><text:span text:style-name="T5">Without </text:span><text:span text:style-name="Source_20_Text"><text:span text:style-name="T2">git pull</text:span></text:span><text:span text:style-name="T5">, (or the effect of it,) your local branch wouldn't have any of the updates that are present on the remote.</text:span></text:p>
      <text:h text:style-name="P5" text:outline-level="3"><text:bookmark text:name="user-content-what-does-git-pull-do"/><text:span text:style-name="T8">What Does </text:span><text:span text:style-name="Source_20_Text"><text:span text:style-name="T4">git pull </text:span></text:span><text:span text:style-name="T8">Do?</text:span></text:h>
      <text:p text:style-name="P6">git pull</text:p>
      <text:p text:style-name="P10"><text:span text:style-name="Source_20_Text"><text:span text:style-name="T2">git pull </text:span></text:span><text:span text:style-name="T5">is one of the 4 remote operations within Git. Without running </text:span><text:span text:style-name="Source_20_Text"><text:span text:style-name="T2">git pull</text:span></text:span><text:span text:style-name="T5">, your local repository will never be updated with changes from the remote. </text:span><text:span text:style-name="Source_20_Text"><text:span text:style-name="T2">git pull </text:span></text:span><text:span text:style-name="T5">should be used every day you interact with a repository with a remote, at the minimum. That's why </text:span><text:span text:style-name="Source_20_Text"><text:span text:style-name="T2">git pul</text:span></text:span><text:span text:style-name="Source_20_Text"><text:span text:style-name="T3">l </text:span></text:span><text:span text:style-name="T5">is one of the most used Git commands.</text:span></text:p>
      <text:h text:style-name="P5" text:outline-level="3"><text:bookmark text:name="user-content-git-pull-and-git-fetch"/><text:span text:style-name="Source_20_Text"><text:span text:style-name="T4">git pull </text:span></text:span><text:span text:style-name="T8">and </text:span><text:span text:style-name="Source_20_Text"><text:span text:style-name="T4">git fetch</text:span></text:span></text:h>
      <text:p text:style-name="P10"><text:span text:style-name="Source_20_Text"><text:span text:style-name="T2">git pull</text:span></text:span><text:span text:style-name="T5">, a combination of </text:span><text:span text:style-name="Source_20_Text"><text:span text:style-name="T2">git fetch </text:span></text:span><text:span text:style-name="T5">+ </text:span><text:span text:style-name="Source_20_Text"><text:span text:style-name="T2">git merge</text:span></text:span><text:span text:style-name="T5">, updates some parts of your local repository with changes from the remote repository. To understand what is and isn't affected by </text:span><text:span text:style-name="Source_20_Text"><text:span text:style-name="T2">git pull</text:span></text:span><text:span text:style-name="T5">, you need to first understand the concept of remote tracking branches. When you clone a repository, you clone one working branch, </text:span><text:span text:style-name="Source_20_Text"><text:span text:style-name="T2">master</text:span></text:span><text:span text:style-name="T5">, and all of the remote tracking branches. </text:span><text:span text:style-name="Source_20_Text"><text:span text:style-name="T2">git fetch </text:span></text:span><text:span text:style-name="T5">updates the remote tracking branches. </text:span><text:span text:style-name="Source_20_Text"><text:span text:style-name="T2">git merge </text:span></text:span><text:span text:style-name="T5">will update your current branch with any new commits on the remote tracking branch.</text:span></text:p>
      <text:p text:style-name="P10"><text:span text:style-name="Source_20_Text"><text:span text:style-name="T2">git pull </text:span></text:span><text:span text:style-name="T5">is the most common way to update your repository.</text:span></text:p>
      <text:p text:style-name="P10"><text:span text:style-name="T5">However, you may want to use </text:span><text:span text:style-name="Source_20_Text"><text:span text:style-name="T2">git fetch </text:span></text:span><text:span text:style-name="T5">instead. One reason to do this may be that you expect conflicts. Conflicts can occur in this way if you have new local commits, and new commits on the remote. Just like a merge conflict that would happen between two different branches, these two different lines of history </text:span><text:soft-page-break/><text:span text:style-name="T5">could contain changes to the same parts of the same file. If you first operate </text:span><text:span text:style-name="Source_20_Text"><text:span text:style-name="T2">git fetch</text:span></text:span><text:span text:style-name="T5">, the merge won't be initiated, and you won't be prompted to solve the conflict. This gives you the flexibility to resolve the conflict later without the need of network connectivity.</text:span></text:p>
      <text:p text:style-name="P10"><text:span text:style-name="T5">Another reason you may want to run </text:span><text:span text:style-name="Source_20_Text"><text:span text:style-name="T2">git fetch </text:span></text:span><text:span text:style-name="T5">is to update to all remote tracking branches before losing network connectivity. If you run </text:span><text:span text:style-name="Source_20_Text"><text:span text:style-name="T2">git fetch</text:span></text:span><text:span text:style-name="T5">, and then later try to run </text:span><text:span text:style-name="Source_20_Text"><text:span text:style-name="T2">git pull </text:span></text:span><text:span text:style-name="T5">without any network connectivity, the </text:span><text:span text:style-name="Source_20_Text"><text:span text:style-name="T2">git fetch </text:span></text:span><text:span text:style-name="T5">portion of the </text:span><text:span text:style-name="Source_20_Text"><text:span text:style-name="T2">git pull </text:span></text:span><text:span text:style-name="T5">operation will fail.</text:span></text:p>
      <text:p text:style-name="P10"><text:span text:style-name="T5">If you do use </text:span><text:span text:style-name="Source_20_Text"><text:span text:style-name="T2">git fetch </text:span></text:span><text:span text:style-name="T5">instead of </text:span><text:span text:style-name="Source_20_Text"><text:span text:style-name="T2">git pull</text:span></text:span><text:span text:style-name="T5">, make sure you remember to </text:span><text:span text:style-name="Source_20_Text"><text:span text:style-name="T2">git merge</text:span></text:span><text:span text:style-name="T5">. Merging the remote tracking branch into your own branch ensures you will be working with any updates or changes.</text:span></text:p>
      <text:h text:style-name="P3" text:outline-level="2"><text:bookmark text:name="user-content-how-to-use-git-pull"/><text:span text:style-name="T8">How to Use </text:span><text:span text:style-name="Source_20_Text"><text:span text:style-name="T4">git pull</text:span></text:span></text:h>
      <text:h text:style-name="P5" text:outline-level="3"><text:bookmark text:name="user-content-common-usages-and-options-for-git-pull"/><text:span text:style-name="T8">Common usages and options for </text:span><text:span text:style-name="Source_20_Text"><text:span text:style-name="T4">git pull</text:span></text:span></text:h>
      <text:list xml:id="list2065506402" text:style-name="L1">
        <text:list-item>
          <text:p text:style-name="P11"><text:span text:style-name="Source_20_Text"><text:span text:style-name="T2">git pull</text:span></text:span><text:span text:style-name="T5">: Update your local working branch with commits from the remote, </text:span><text:span text:style-name="Emphasis"><text:span text:style-name="T5">and </text:span></text:span><text:span text:style-name="T5">update all remote tracking branches.</text:span></text:p>
        </text:list-item>
        <text:list-item>
          <text:p text:style-name="P11"><text:span text:style-name="Source_20_Text"><text:span text:style-name="T2">git pull --rebase</text:span></text:span><text:span text:style-name="T5">: Update your local working branch with commits from the remote, but rewrite history so any local commits occur after all new commits coming from the remote, avoiding a merge commit.</text:span></text:p>
        </text:list-item>
        <text:list-item>
          <text:p text:style-name="P11"><text:span text:style-name="Source_20_Text"><text:span text:style-name="T2">git pull --force</text:span></text:span><text:span text:style-name="T5">: This option allows you to force a fetch of a specific remote tracking branch when using the </text:span><text:span text:style-name="Source_20_Text"><text:span text:style-name="T2">&lt;refspec&gt; </text:span></text:span><text:span text:style-name="T5">option that would otherwise not be fetched due to conflicts. To force Git to overwrite your current branch to match the remote tracking branch, read below about using </text:span><text:span text:style-name="Source_20_Text"><text:span text:style-name="T2">git reset</text:span></text:span><text:span text:style-name="T5">.</text:span></text:p>
        </text:list-item>
        <text:list-item>
          <text:p text:style-name="P12"><text:span text:style-name="Source_20_Text"><text:span text:style-name="T2">git pull --all</text:span></text:span><text:span text:style-name="T5">: Fetch </text:span><text:span text:style-name="Emphasis"><text:span text:style-name="T5">all </text:span></text:span><text:span text:style-name="T5">remotes - this is handy if you are working on a fork or in another use case with multiple remotes.</text:span></text:p>
        </text:list-item>
      </text:list>
      <text:p text:style-name="P10"><text:span text:style-name="T5">You can see all of the many options with </text:span><text:span text:style-name="Source_20_Text"><text:span text:style-name="T2">git pull </text:span></text:span><text:span text:style-name="T5">in </text:span><text:a xlink:type="simple" xlink:href="https://git-scm.com/docs/git-pull" text:style-name="Internet_20_link" text:visited-style-name="Visited_20_Internet_20_Link"><text:span text:style-name="T9">git-scm's documentation</text:span></text:a><text:span text:style-name="T5">.</text:span></text:p>
      <text:h text:style-name="P3" text:outline-level="2"><text:bookmark text:name="user-content-examples-of-git-pull"/><text:span text:style-name="T8">Examples of </text:span><text:span text:style-name="Source_20_Text"><text:span text:style-name="T4">git pull</text:span></text:span></text:h>
      <text:h text:style-name="P4" text:outline-level="3"><text:bookmark text:name="user-content-working-on-a-branch"/>Working on a Branch</text:h>
      <text:p text:style-name="P10"><text:span text:style-name="T5">If you're already working on a branch, it is a good idea to run </text:span><text:span text:style-name="Source_20_Text"><text:span text:style-name="T2">git pull </text:span></text:span><text:span text:style-name="T5">before starting work and introducing new commits. Even if you take a small break from development, there's a chance that one of your collaborators has made changes to your branch. This change could even come from updating your branch with new changes from </text:span><text:span text:style-name="Source_20_Text"><text:span text:style-name="T2">master</text:span></text:span><text:span text:style-name="T5">.</text:span></text:p>
      <text:p text:style-name="P10"><text:span text:style-name="T5">It is always a good idea to run </text:span><text:span text:style-name="Source_20_Text"><text:span text:style-name="T2">git status </text:span></text:span><text:span text:style-name="T5">- especially before </text:span><text:span text:style-name="Source_20_Text"><text:span text:style-name="T2">git pull</text:span></text:span><text:span text:style-name="T5">. Changes that are not committed can be overwritten during a </text:span><text:span text:style-name="Source_20_Text"><text:span text:style-name="T2">git pull</text:span></text:span><text:span text:style-name="T5">. Or, they can block the </text:span><text:span text:style-name="Source_20_Text"><text:span text:style-name="T2">git merge </text:span></text:span><text:span text:style-name="T5">portion of the </text:span><text:span text:style-name="Source_20_Text"><text:span text:style-name="T2">git pull </text:span></text:span><text:span text:style-name="T5">from executing. If you have files that are changed, but not committed, and the changes on the remote also change those same parts of the same file, Git must make a choice. Since they are not committed changes, there is no possibility for a merge conflict. Git will either overwrite the changes in your working or staging directories, or the </text:span><text:span text:style-name="Source_20_Text"><text:span text:style-name="T2">merge </text:span></text:span><text:span text:style-name="T5">will not complete, and you will not be able to include any of the updates from the remote.</text:span></text:p>
      <text:p text:style-name="P10"><text:soft-page-break/><text:span text:style-name="T5">If this happens, use </text:span><text:span text:style-name="Source_20_Text"><text:span text:style-name="T2">git status </text:span></text:span><text:span text:style-name="T5">to identify what changes are causing the problem. Either delete or commit those changes, then </text:span><text:span text:style-name="Source_20_Text"><text:span text:style-name="T2">git pull </text:span></text:span><text:span text:style-name="T5">or </text:span><text:span text:style-name="Source_20_Text"><text:span text:style-name="T2">git merge </text:span></text:span><text:span text:style-name="T5">again.</text:span></text:p>
      <text:h text:style-name="P5" text:outline-level="3"><text:bookmark text:name="user-content-keep-master-up-to-date"/><text:span text:style-name="T8">Keep </text:span><text:span text:style-name="Source_20_Text"><text:span text:style-name="T4">master </text:span></text:span><text:span text:style-name="T8">up to date</text:span></text:h>
      <text:p text:style-name="P10"><text:span text:style-name="T5">Keeping the </text:span><text:span text:style-name="Source_20_Text"><text:span text:style-name="T2">master </text:span></text:span><text:span text:style-name="T5">branch up to date is generally a good idea.</text:span></text:p>
      <text:p text:style-name="P10"><text:span text:style-name="T5">For example, let's say you have cloned a repository. After you clone, someone merges a branch into master. Then, you'd like to create a new branch to do some work. If you create your branch off of </text:span><text:span text:style-name="Source_20_Text"><text:span text:style-name="T2">master</text:span></text:span><text:span text:style-name="Source_20_Text"><text:span text:style-name="T7"> </text:span></text:span><text:span text:style-name="Emphasis"><text:span text:style-name="T5">before </text:span></text:span><text:span text:style-name="T5">operating </text:span><text:span text:style-name="Source_20_Text"><text:span text:style-name="T2">git pull</text:span></text:span><text:span text:style-name="T5">, your branch will not have the most recent changes. You could accidentally introduce a conflict, or duplicate changes. By running </text:span><text:span text:style-name="Source_20_Text"><text:span text:style-name="T2">git pull </text:span></text:span><text:span text:style-name="T5">before you create a brach, you can be sure that you will be working with the most recent information.</text:span></text:p>
      <text:h text:style-name="P5" text:outline-level="3"><text:bookmark text:name="user-content-undo-a-git-pull"/><text:span text:style-name="T8">Undo A </text:span><text:span text:style-name="Source_20_Text"><text:span text:style-name="T4">git pull</text:span></text:span></text:h>
      <text:p text:style-name="P10"><text:span text:style-name="T5">To effectively "undo" a </text:span><text:span text:style-name="Source_20_Text"><text:span text:style-name="T2">git pull</text:span></text:span><text:span text:style-name="T5">, you cannot undo the </text:span><text:span text:style-name="Source_20_Text"><text:span text:style-name="T2">git fetch </text:span></text:span><text:span text:style-name="T5">- but you can undo the </text:span><text:span text:style-name="Source_20_Text"><text:span text:style-name="T2">git merge </text:span></text:span><text:span text:style-name="T5">that changed your local working branch.</text:span></text:p>
      <text:p text:style-name="P10"><text:span text:style-name="T5">To do this, you will need to </text:span><text:span text:style-name="Source_20_Text"><text:span text:style-name="T2">git reset </text:span></text:span><text:span text:style-name="T5">to the commit you made </text:span><text:span text:style-name="Emphasis"><text:span text:style-name="T5">before </text:span></text:span><text:span text:style-name="T5">you merged. You can find this commit by searching the </text:span><text:span text:style-name="Source_20_Text"><text:span text:style-name="T2">git reflog</text:span></text:span><text:span text:style-name="T5">. The reflog is a log of every place that HEAD has pointed - every place that you have ever been checked out to. This reflog is only kept for 30 to 90 days, depending on the commit, and is only stored locally. </text:span><text:span text:style-name="Emphasis"><text:span text:style-name="T5">(The reflog is a great reason not to delete a repository if you think you've made a mistake!)</text:span></text:span></text:p>
      <text:p text:style-name="P10"><text:span text:style-name="T5">Run </text:span><text:span text:style-name="Source_20_Text"><text:span text:style-name="T2">git reflog </text:span></text:span><text:span text:style-name="T5">and search for the commit that you would like to return to. Then, run </text:span><text:span text:style-name="Source_20_Text"><text:span text:style-name="T2">git reset --hard &lt;SHA&gt; </text:span></text:span><text:span text:style-name="T5">to reset HEAD and your current branch to the SHA of the commit from before the merge.</text:span></text:p>
      <text:h text:style-name="P5" text:outline-level="3"><text:bookmark text:name="user-content-force-git-pull-to-overwrite-local-files"/><text:span text:style-name="T8">Force </text:span><text:span text:style-name="Source_20_Text"><text:span text:style-name="T4">git pull </text:span></text:span><text:span text:style-name="T8">to Overwrite Local Files</text:span></text:h>
      <text:p text:style-name="P10"><text:span text:style-name="T5">If you have made commits locally that you regret, you may want your local branch to match the remote branch without saving any of your work. This can be done using </text:span><text:span text:style-name="Source_20_Text"><text:span text:style-name="T2">git reset</text:span></text:span><text:span text:style-name="T5">. First, make sure you have the most recent copy of that remote tracking branch by fetching.</text:span></text:p>
      <text:p text:style-name="P10"><text:span text:style-name="Source_20_Text"><text:span text:style-name="T2">git fetch &lt;remote&gt; &lt;branch&gt;</text:span></text:span><text:span text:style-name="T5"><text:line-break/>ex: </text:span><text:span text:style-name="Source_20_Text"><text:span text:style-name="T2">git fetch origin master</text:span></text:span></text:p>
      <text:p text:style-name="P10"><text:span text:style-name="T5">Then, use </text:span><text:span text:style-name="Source_20_Text"><text:span text:style-name="T2">git reset –hard </text:span></text:span><text:span text:style-name="T5">to move the HEAD pointer and the current branch pointer to the most recent commit as it exists on that remote tracking branch.</text:span></text:p>
      <text:p text:style-name="P10"><text:span text:style-name="Source_20_Text"><text:span text:style-name="T2">git reset --hard &lt;remote&gt;/&lt;branch&gt;</text:span></text:span><text:span text:style-name="T5"><text:line-break/>ex: </text:span><text:span text:style-name="Source_20_Text"><text:span text:style-name="T2">git reset --hard origin/master</text:span></text:span></text:p>
      <text:p text:style-name="P7"><text:span text:style-name="T10">_Note: You can find the remotes with </text:span><text:span text:style-name="Source_20_Text"><text:span text:style-name="T11">git remote -v</text:span></text:span><text:span text:style-name="T10">, and see all available remote tracking branches with </text:span><text:span text:style-name="Source_20_Text"><text:span text:style-name="T11">git branch --all</text:span></text:span><text:span text:style-name="T10">.</text:span></text:p>
      <text:h text:style-name="P5" text:outline-level="3"><text:bookmark text:name="user-content-git-pull-with-rebase"/><text:span text:style-name="Source_20_Text"><text:span text:style-name="T4">git pull </text:span></text:span><text:span text:style-name="T8">with Rebase</text:span></text:h>
      <text:p text:style-name="P10"><text:span text:style-name="T5">If there have been new commits on both your local branch and the remote branch, a merge commit will be created when you </text:span><text:span text:style-name="Source_20_Text"><text:span text:style-name="T2">git pull</text:span></text:span><text:span text:style-name="T5">. This recursive merge is the default merge style when there are two splits in history being brought together. But, you may want history on a branch to be only one line.</text:span></text:p>
      <text:p text:style-name="P10"><text:span text:style-name="T5">You can update your local working branch with commits from the remote, but rewrite history so any local commits occur after all new commits coming from the remote, avoiding a merge commit.<text:line-break/>This is done with </text:span><text:span text:style-name="Source_20_Text"><text:span text:style-name="T2">git pull --rebase</text:span></text:span><text:span text:style-name="T5">.</text:span></text:p>
      <text:p text:style-name="P10"><text:soft-page-break/><text:span text:style-name="T5">Using </text:span><text:span text:style-name="Source_20_Text"><text:span text:style-name="T2">git pull –rebase </text:span></text:span><text:span text:style-name="T5">does not affect the integrity of the changes or the commits, but it does affect how history looks in the commit parent/child relationship.</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delle" svg:font-family="Adelle, 'Roboto Slab', 'DejaVu Serif', Georgia, 'Times New Roman', sans-serif"/>
    <style:font-face style:name="Courier" svg:font-family="Courier, monospace"/>
    <style:font-face style:name="Lohit Devanagari1" svg:font-family="'Lohit Devanagari'"/>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6T10:14:25.622226085</meta:creation-date>
    <dc:date>2021-12-17T19:31:11.899266409</dc:date>
    <meta:editing-duration>PT13M39S</meta:editing-duration>
    <meta:editing-cycles>2</meta:editing-cycles>
    <meta:generator>LibreOffice/6.4.7.2$Linux_X86_64 LibreOffice_project/40$Build-2</meta:generator>
    <meta:document-statistic meta:table-count="0" meta:image-count="0" meta:object-count="0" meta:page-count="4" meta:paragraph-count="44" meta:word-count="1303" meta:character-count="7115" meta:non-whitespace-character-count="5868"/>
  </office:meta>
</office:document-meta>
</file>